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8cm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margin-left="0cm" fo:margin-right="0cm" style:line-height-at-least="0.508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-0.27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.995cm" fo:margin-right="0cm" fo:text-indent="-0.635cm" style:auto-text-indent="false">
        <style:tab-stops>
          <style:tab-stop style:position="-0.279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-0.27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6pt" fo:letter-spacing="normal" fo:font-style="normal" fo:font-weight="normal" style:font-size-asian="6pt" style:font-size-complex="6pt"/>
    </style:style>
    <style:style style:name="T4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tep 3</text:span>: <text:s/>Specific actions that help, short term stuff:</text:p>
      <text:p text:style-name="Standard"/>
      <text:p text:style-name="P4">- l love myself now!</text:p>
      <text:p text:style-name="P2"><text:span text:style-name="T2">- I love God (JFH) with all of my heart, mind and soul. </text:span><text:span text:style-name="T3">MK12:30</text:span></text:p>
      <text:p text:style-name="P1">- Life is hard, stressful, unfair, fun; Accept reality.</text:p>
      <text:p text:style-name="P1">- <text:span text:style-name="T4">Ask what would Jesus ask me to right now, then doing it.</text:span></text:p>
      <text:p text:style-name="P2">- Repent and ask forgiveness.</text:p>
      <text:p text:style-name="P3">- Be grateful for what you have.</text:p>
      <text:p text:style-name="P3">- Avoid the hope, excitement, despair cycle. Stop once she calls, all ok shit</text:p>
      <text:p text:style-name="P3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7cm" fo:page-height="7.62cm" style:num-format="1" style:print-orientation="portrait" fo:margin-top="0.635cm" fo:margin-bottom="0.635cm" fo:margin-left="0.635cm" fo:margin-right="0.6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1:00:40</meta:creation-date>
    <meta:editing-duration>PT1H14M34S</meta:editing-duration>
    <meta:editing-cycles>8</meta:editing-cycles>
    <meta:generator>OpenOffice.org/3.4.1$Win32 OpenOffice.org_project/341m1$Build-9593</meta:generator>
    <dc:date>2014-12-28T16:37:28.65</dc:date>
    <meta:document-statistic meta:table-count="0" meta:image-count="0" meta:object-count="0" meta:page-count="1" meta:paragraph-count="8" meta:word-count="76" meta:character-count="388"/>
  </office:meta>
</office:document-meta>
</file>